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20fa" officeooo:paragraph-rsid="001920fa" style:font-weight-asian="bold" style:font-weight-complex="bold"/>
    </style:style>
    <style:style style:name="P2" style:family="paragraph" style:parent-style-name="Standard">
      <style:paragraph-properties fo:text-align="center" style:justify-single-word="false"/>
      <style:text-properties fo:font-weight="bold" officeooo:rsid="00217c63" officeooo:paragraph-rsid="00217c63" style:font-weight-asian="bold" style:font-weight-complex="bold"/>
    </style:style>
    <style:style style:name="P3" style:family="paragraph" style:parent-style-name="Standard">
      <style:paragraph-properties fo:text-align="start" style:justify-single-word="false"/>
      <style:text-properties fo:font-weight="normal" officeooo:rsid="00250c65" officeooo:paragraph-rsid="00250c65" style:font-weight-asian="normal" style:font-weight-complex="normal"/>
    </style:style>
    <style:style style:name="P4" style:family="paragraph" style:parent-style-name="Standard">
      <style:paragraph-properties fo:text-align="start" style:justify-single-word="false"/>
      <style:text-properties officeooo:paragraph-rsid="0019c0bd"/>
    </style:style>
    <style:style style:name="P5" style:family="paragraph" style:parent-style-name="Standard">
      <style:paragraph-properties fo:text-align="start" style:justify-single-word="false"/>
      <style:text-properties officeooo:paragraph-rsid="001cd521"/>
    </style:style>
    <style:style style:name="P6" style:family="paragraph" style:parent-style-name="Standard">
      <style:paragraph-properties fo:text-align="start" style:justify-single-word="false"/>
      <style:text-properties officeooo:paragraph-rsid="001e4476"/>
    </style:style>
    <style:style style:name="P7" style:family="paragraph" style:parent-style-name="Standard">
      <style:paragraph-properties fo:text-align="start" style:justify-single-word="false"/>
      <style:text-properties officeooo:paragraph-rsid="00217c63"/>
    </style:style>
    <style:style style:name="P8" style:family="paragraph" style:parent-style-name="Standard">
      <style:paragraph-properties fo:text-align="start" style:justify-single-word="false"/>
      <style:text-properties officeooo:paragraph-rsid="00250c65"/>
    </style:style>
    <style:style style:name="P9" style:family="paragraph" style:parent-style-name="Standard">
      <style:paragraph-properties fo:text-align="start" style:justify-single-word="false"/>
      <style:text-properties officeooo:paragraph-rsid="00279e7f"/>
    </style:style>
    <style:style style:name="P10" style:family="paragraph" style:parent-style-name="Standard">
      <style:paragraph-properties fo:text-align="start" style:justify-single-word="false"/>
      <style:text-properties officeooo:paragraph-rsid="0029d92a"/>
    </style:style>
    <style:style style:name="P11" style:family="paragraph" style:parent-style-name="Standard">
      <style:paragraph-properties fo:text-align="center" style:justify-single-word="false"/>
      <style:text-properties fo:font-style="italic" fo:font-weight="bold" officeooo:rsid="001cd521" officeooo:paragraph-rsid="001cd521"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officeooo:rsid="001e4476" officeooo:paragraph-rsid="001e4476"/>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920fa" style:font-weight-asian="normal" style:font-weight-complex="normal"/>
    </style:style>
    <style:style style:name="T4" style:family="text">
      <style:text-properties style:text-underline-style="none" fo:font-weight="normal" officeooo:rsid="0019c0bd" style:font-weight-asian="normal" style:font-weight-complex="normal"/>
    </style:style>
    <style:style style:name="T5" style:family="text">
      <style:text-properties style:text-underline-style="none" fo:font-weight="normal" officeooo:rsid="001b7415" style:font-weight-asian="normal" style:font-weight-complex="normal"/>
    </style:style>
    <style:style style:name="T6" style:family="text">
      <style:text-properties style:text-underline-style="none" fo:font-weight="normal" officeooo:rsid="001cd521" style:font-weight-asian="normal" style:font-weight-complex="normal"/>
    </style:style>
    <style:style style:name="T7" style:family="text">
      <style:text-properties style:text-underline-style="none" fo:font-weight="normal" officeooo:rsid="001e4476" style:font-weight-asian="normal" style:font-weight-complex="normal"/>
    </style:style>
    <style:style style:name="T8" style:family="text">
      <style:text-properties style:text-underline-style="none" fo:font-weight="normal" officeooo:rsid="00200dbe" style:font-weight-asian="normal" style:font-weight-complex="normal"/>
    </style:style>
    <style:style style:name="T9" style:family="text">
      <style:text-properties style:text-underline-style="none" fo:font-weight="normal" officeooo:rsid="00217c63" style:font-weight-asian="normal" style:font-weight-complex="normal"/>
    </style:style>
    <style:style style:name="T10" style:family="text">
      <style:text-properties style:text-underline-style="none" fo:font-weight="normal" officeooo:rsid="0022b854" style:font-weight-asian="normal" style:font-weight-complex="normal"/>
    </style:style>
    <style:style style:name="T11" style:family="text">
      <style:text-properties style:text-underline-style="none" fo:font-weight="normal" officeooo:rsid="00247465" style:font-weight-asian="normal" style:font-weight-complex="normal"/>
    </style:style>
    <style:style style:name="T12" style:family="text">
      <style:text-properties style:text-underline-style="none" fo:font-weight="normal" officeooo:rsid="00250c65" style:font-weight-asian="normal" style:font-weight-complex="normal"/>
    </style:style>
    <style:style style:name="T13" style:family="text">
      <style:text-properties style:text-underline-style="none" fo:font-weight="normal" officeooo:rsid="002632ae" style:font-weight-asian="normal" style:font-weight-complex="normal"/>
    </style:style>
    <style:style style:name="T14" style:family="text">
      <style:text-properties style:text-underline-style="none" fo:font-weight="normal" officeooo:rsid="0026e293" style:font-weight-asian="normal" style:font-weight-complex="normal"/>
    </style:style>
    <style:style style:name="T15" style:family="text">
      <style:text-properties style:text-underline-style="none" fo:font-weight="normal" officeooo:rsid="00279e7f" style:font-weight-asian="normal" style:font-weight-complex="normal"/>
    </style:style>
    <style:style style:name="T16" style:family="text">
      <style:text-properties style:text-underline-style="none" fo:font-weight="normal" officeooo:rsid="0027f032" style:font-weight-asian="normal" style:font-weight-complex="normal"/>
    </style:style>
    <style:style style:name="T17" style:family="text">
      <style:text-properties style:text-underline-style="none" fo:font-weight="normal" officeooo:rsid="0029d92a" style:font-weight-asian="normal" style:font-weight-complex="normal"/>
    </style:style>
    <style:style style:name="T18" style:family="text">
      <style:text-properties style:text-underline-style="none" fo:font-weight="normal" officeooo:rsid="002ab443" style:font-weight-asian="normal" style:font-weight-complex="normal"/>
    </style:style>
    <style:style style:name="T19" style:family="text">
      <style:text-properties style:text-underline-style="none" officeooo:rsid="00200dbe"/>
    </style:style>
    <style:style style:name="T20" style:family="text">
      <style:text-properties style:text-underline-style="none" officeooo:rsid="0029d92a"/>
    </style:style>
    <style:style style:name="T21" style:family="text">
      <style:text-properties style:text-underline-style="solid" style:text-underline-width="auto" style:text-underline-color="font-color" fo:font-weight="normal" officeooo:rsid="001cd521" style:font-weight-asian="normal" style:font-weight-complex="normal"/>
    </style:style>
    <style:style style:name="T22" style:family="text">
      <style:text-properties officeooo:rsid="0029d92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3027 / Bio-8027 Assignment Guidelines</text:p>
      <text:p text:style-name="P1"/>
      <text:p text:style-name="P11">What's this about?</text:p>
      <text:p text:style-name="P1"/>
      <text:p text:style-name="P5"><text:span text:style-name="T4">Learning programming is best done by practicing on real-world examples relevant to you. </text:span><text:span text:style-name="T3">The goal of this assignment is </text:span><text:span text:style-name="T6">therefore </text:span><text:span text:style-name="T3">to get you to </text:span><text:span text:style-name="T4">combine and demonstrate </text:span><text:span text:style-name="T3">what you have learned</text:span><text:span text:style-name="T4"> so far about Python and scientific programming </text:span><text:span text:style-name="T7">overall</text:span><text:span text:style-name="T4">. </text:span></text:p>
      <text:p text:style-name="P5"><text:span text:style-name="T4"/></text:p>
      <text:p text:style-name="P5"><text:span text:style-name="T21">Objective</text:span><text:span text:style-name="T6">: </text:span><text:span text:style-name="T4">You will program </text:span><text:span text:style-name="T3">a short pipeline </text:span><text:span text:style-name="T4">to perform an analysis relevant to your project, whether it be a MSc. or PhD thesis, or another scientific project. This assignment </text:span><text:span text:style-name="T6">serves as your </text:span><text:span text:style-name="T4">exam for this course, and the grade will be Pass/Fail.</text:span></text:p>
      <text:p text:style-name="P4"><text:span text:style-name="T4"/></text:p>
      <text:p text:style-name="P6"><text:span text:style-name="T4">This means you have a lot of freedom to design and construct this pipeline</text:span><text:span text:style-name="T6"> - </text:span><text:span text:style-name="T5">with respect to the code format (e.g. script or notebook, or combination of these) or the packages you use (e.g. pandas, numpy, new packages not covered in the course that you found, etc.), and </text:span><text:span text:style-name="T7">of course freedom</text:span><text:span text:style-name="T5"> to choose what your pipeline does. So, you'll have to do quite some thinking before you even start coding</text:span><text:span text:style-name="T7">. </text:span><text:span text:style-name="T6">Come find me or Ines to talk through your assignment ideas</text:span><text:span text:style-name="T7">, we can help you through the thinking process</text:span><text:span text:style-name="T9">.</text:span></text:p>
      <text:p text:style-name="P6"><text:span text:style-name="T6"/></text:p>
      <text:p text:style-name="P12"><text:span text:style-name="T6">T</text:span><text:span text:style-name="T2">here are a few requirements for this assignment</text:span><text:span text:style-name="T8">, followed by guidelines (</text:span><text:span text:style-name="T9">aka</text:span><text:span text:style-name="T8"> recommendations</text:span><text:span text:style-name="T9"> to help you secure that Pass</text:span><text:span text:style-name="T8">). We will also go through these in class.</text:span></text:p>
      <text:p text:style-name="P12"><text:span text:style-name="T8"/></text:p>
      <text:p text:style-name="P2"><text:span text:style-name="T19">H</text:span><text:span text:style-name="T1">ard requirements:</text:span></text:p>
      <text:p text:style-name="P2"><text:span text:style-name="T1"/></text:p>
      <text:p text:style-name="P7"><text:span text:style-name="T10">Before </text:span><text:span text:style-name="T9">you submit your assignment, </text:span><text:span text:style-name="T10">make sure:</text:span></text:p>
      <text:p text:style-name="P12"><text:span text:style-name="T2"/></text:p>
      <text:p text:style-name="P6"><text:span text:style-name="T7">1. </text:span><text:span text:style-name="T10">Your</text:span><text:span text:style-name="T7"> code </text:span><text:span text:style-name="T10">runs</text:span><text:span text:style-name="T7">.</text:span><text:span text:style-name="T10"> It should run from start to finish smoothly, with no errors that cause early exits.</text:span></text:p>
      <text:p text:style-name="P12"><text:span text:style-name="T2"/></text:p>
      <text:p text:style-name="P6"><text:span text:style-name="T7">2. Your code </text:span><text:span text:style-name="T11">is documented. Make sure you have a header for your script, or headings for sections of your notebook. Give your functions meaningful docstrings, and use comments to clarify your code.</text:span></text:p>
      <text:p text:style-name="P12"><text:span text:style-name="T2"/></text:p>
      <text:p text:style-name="P6"><text:span text:style-name="T7">3. The pipeline </text:span><text:span text:style-name="T9">should be described.</text:span><text:span text:style-name="T11"> </text:span><text:span text:style-name="T16">Describe the</text:span><text:span text:style-name="T11"> objective and design of your pipeline</text:span><text:span text:style-name="T16"> in the</text:span><text:span text:style-name="T11"> script/notebook directly or as a separate document like a README. </text:span></text:p>
      <text:p text:style-name="P12"><text:span text:style-name="T9"/></text:p>
      <text:p text:style-name="P2"><text:span text:style-name="T1">Guidelines:</text:span></text:p>
      <text:p text:style-name="P2"><text:span text:style-name="T1"/></text:p>
      <text:p text:style-name="P3"><text:span text:style-name="T1">Depending on the nature of your project, your pipeline could include some or all of </text:span><text:span text:style-name="T20">following: </text:span></text:p>
      <text:p text:style-name="P2"><text:span text:style-name="T2"/></text:p>
      <text:p text:style-name="P7"><text:span text:style-name="T16">- </text:span><text:span text:style-name="T12">Data handling: file reading, file writing, data parsing, working with data structures</text:span></text:p>
      <text:p text:style-name="P7"><text:span text:style-name="T12"/></text:p>
      <text:p text:style-name="P8"><text:span text:style-name="T16">- </text:span><text:span text:style-name="T12">Variety of data structures: show that you have mastery of data types and structures (when to use them, how to use them)</text:span></text:p>
      <text:p text:style-name="P8"><text:span text:style-name="T12"/></text:p>
      <text:p text:style-name="P8"><text:span text:style-name="T16">- </text:span><text:span text:style-name="T13">Modular design: break up your code into logical chunks, use func</text:span><text:span text:style-name="T14">tions to perform actions such that you don't have to repeat yourself</text:span><text:span text:style-name="T15">, minimize hard coding</text:span></text:p>
      <text:p text:style-name="P8"><text:span text:style-name="T15"/></text:p>
      <text:p text:style-name="P9"><text:span text:style-name="T16">- Use of data analysis packages</text:span><text:span text:style-name="T17">: show you know how to import, read up on, and use packages, can be the ones we cover in class, or ones you've found that are more suited to your data and project</text:span></text:p>
      <text:p text:style-name="P9"><text:span text:style-name="T17"/></text:p>
      <text:p text:style-name="P10"><text:span text:style-name="T17">- Summary of results: either through visual plots or summarising charts, depending on the goal of the analysi</text:span><text:span text:style-name="T18">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Yin Hsieh</meta:initial-creator>
    <meta:creation-date>2023-04-12T09:49:17.838991484</meta:creation-date>
    <dc:date>2023-04-13T10:07:46.992015995</dc:date>
    <dc:creator>Yin Hsieh</dc:creator>
    <meta:editing-duration>PT51M48S</meta:editing-duration>
    <meta:editing-cycles>6</meta:editing-cycles>
    <meta:generator>LibreOffice/6.4.7.2$Linux_X86_64 LibreOffice_project/40$Build-2</meta:generator>
    <meta:document-statistic meta:table-count="0" meta:image-count="0" meta:object-count="0" meta:page-count="1" meta:paragraph-count="18" meta:word-count="429" meta:character-count="2511" meta:non-whitespace-character-count="2097"/>
  </office:meta>
</office:document-meta>
</file>